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be00" officeooo:paragraph-rsid="001ebe00"/>
    </style:style>
    <style:style style:name="P2" style:family="paragraph" style:parent-style-name="Standard" style:list-style-name="L1">
      <style:text-properties officeooo:rsid="001ebe00" officeooo:paragraph-rsid="001ebe00"/>
    </style:style>
    <style:style style:name="P3" style:family="paragraph" style:parent-style-name="Standard">
      <style:text-properties officeooo:rsid="001ebe00" officeooo:paragraph-rsid="0023231e"/>
    </style:style>
    <style:style style:name="P4" style:family="paragraph" style:parent-style-name="Standard">
      <style:paragraph-properties fo:text-align="center" style:justify-single-word="false"/>
      <style:text-properties officeooo:rsid="001ebe00" officeooo:paragraph-rsid="001ebe00"/>
    </style:style>
    <style:style style:name="P5" style:family="paragraph" style:parent-style-name="Standard">
      <style:text-properties officeooo:rsid="0025034b" officeooo:paragraph-rsid="0025034b"/>
    </style:style>
    <style:style style:name="P6" style:family="paragraph" style:parent-style-name="Standard" style:list-style-name="L3">
      <style:text-properties officeooo:rsid="0026ddcd" officeooo:paragraph-rsid="0026ddcd"/>
    </style:style>
    <style:style style:name="T1" style:family="text">
      <style:text-properties officeooo:rsid="0020f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duino</text:p>
      <text:p text:style-name="P3"><text:tab/>Arduino je malý jednodeskový počítač založený na mikrokontrolerech ATMEGA od firmy Atmel. Původním účelem bylo rozšířit výuku informatiky ve školách, seznámit studenty s možnostmi mikroprocesorů a jejich funkcemi. Nejedná se tedy o počítač ve smyslu stolního počítače nebo chytrého telefonu. Nelze proto k němu snadno přímo připojit monitor ani klávesnici či myš, ale je připraven na připojení LED diod, displeje z tekutých krystalů, servomotorů, senzorů, osvětlení atd.</text:p>
      <text:p text:style-name="P1"><text:tab/>Pro arduino je učeno programovací IDE (vývojové prostředí), které vychází z prostředí Wiring (podobný projekt jako Arduino, tedy deska s mikrokontrolerem a IDE) a Processing.</text:p>
      <text:p text:style-name="P1"><text:tab/>Celý projekt arduina včetně IDE je opensource, což znamená, že je volně šiřitelný. Právě tato volnost podmínila projektu arduino popularitu a velkou rozšířenost, protože podobných projektů jednodeskových vývojových desek je mnoho, avšak jsou většinou proprietární. V důsledku <text:s/>opensource licence, vznikají <text:span text:style-name="T1">klony </text:span>Arduina od různých, převážně čínských, firem. <text:span text:style-name="T1">Tyto klony jsou různé kvality a někdy dokonce ne zcela kompatibilní, ale přesto se často používají vzhledem k několikanásobně nižší ceně.</text:span></text:p>
      <text:p text:style-name="P1"><text:tab/></text:p>
      <text:p text:style-name="P5">Konstrukce:</text:p>
      <text:p text:style-name="P5"><text:tab/>Arduino UNO je šloženo z mnoha součástek</text:p>
      <text:list xml:id="list8552338218868009842" text:style-name="L3">
        <text:list-item>
          <text:p text:style-name="P6">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11T10:49:28.709594531</meta:creation-date>
    <dc:date>2016-03-15T19:55:34.410127666</dc:date>
    <dc:creator>thinkmin </dc:creator>
    <meta:editing-duration>P4DT8H35M57S</meta:editing-duration>
    <meta:editing-cycles>6</meta:editing-cycles>
    <meta:generator>LibreOffice/5.0.4.2$Linux_x86 LibreOffice_project/00$Build-2</meta:generator>
    <meta:document-statistic meta:table-count="0" meta:image-count="0" meta:object-count="0" meta:page-count="1" meta:paragraph-count="8" meta:word-count="171" meta:character-count="1204" meta:non-whitespace-character-count="1035"/>
  </office:meta>
</office:document-meta>
</file>